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459c" officeooo:paragraph-rsid="0005459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459c" officeooo:paragraph-rsid="0005459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15eb" officeooo:paragraph-rsid="000715e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459c" officeooo:paragraph-rsid="000715e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15eb" officeooo:paragraph-rsid="000715e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5pt" officeooo:rsid="0005459c" officeooo:paragraph-rsid="0005459c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4pt" officeooo:rsid="0005459c" officeooo:paragraph-rsid="0005459c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page"/>
      <style:text-properties fo:font-size="20pt" officeooo:rsid="0005459c" officeooo:paragraph-rsid="0005459c" style:font-size-asian="17.5pt" style:font-size-complex="20pt"/>
    </style:style>
    <style:style style:name="P9" style:family="paragraph" style:parent-style-name="Standard">
      <style:paragraph-properties fo:text-align="center" style:justify-single-word="false" fo:break-before="page"/>
      <style:text-properties fo:font-size="20pt" officeooo:rsid="000715eb" officeooo:paragraph-rsid="000715eb" style:font-size-asian="17.5pt" style:font-size-complex="20pt"/>
    </style:style>
    <style:style style:name="T1" style:family="text">
      <style:text-properties officeooo:rsid="00071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ømmeklubben Delfinen</text:p>
      <text:p text:style-name="P2"/>
      <text:p text:style-name="P2"/>
      <text:p text:style-name="P2"/>
      <text:p text:style-name="P6">DAT-16-A</text:p>
      <text:p text:style-name="P6"/>
      <text:p text:style-name="P6">12/12-2016</text:p>
      <text:p text:style-name="P6"/>
      <text:p text:style-name="P6"/>
      <text:p text:style-name="P6"/>
      <text:p text:style-name="P6"/>
      <text:p text:style-name="P6">Bertram Baltzer Andersen, 24/08-1993</text:p>
      <text:p text:style-name="P6">Leivur Hammer, 28/08-1994</text:p>
      <text:p text:style-name="P6">Martin Fahnøe, 09/02-1985</text:p>
      <text:p text:style-name="P6">Søren Peter Andersen, 16/08-1996</text:p>
      <text:p text:style-name="P6"/>
      <text:p text:style-name="P6"/>
      <text:p text:style-name="P8">Indholdsfortegnelse</text:p>
      <text:p text:style-name="P2"/>
      <text:p text:style-name="P2">1…</text:p>
      <text:p text:style-name="P2"/>
      <text:p text:style-name="P8">Indledning</text:p>
      <text:p text:style-name="P2"/>
      <text:p text:style-name="P2"/>
      <text:p text:style-name="P7"/>
      <text:p text:style-name="P4">Svømmeklubben ”Delfinen” ønsker et IT-system til at håndtere medlemmer i forbindelse med en stigning i medlemskabet. <text:span text:style-name="T1">Klubformanden</text:span> skal have følgende <text:span text:style-name="T1">muligheder</text:span>: Oprettelse af medlemmer, redigering af medlemmer, sletning af medlemmer og oversigt over medlemmer. Oversigt konkurrencemedlemmer, oprettelse af konkurrence / træningstider, oversigt over top-5 konkurrencesvømmere i de forskellige discipliner <text:span text:style-name="T1">(butterfly, crawl, rygcrawl, brystsvømning og hundesvømning)</text:span> og aldersgrupper. </text:p>
      <text:p text:style-name="P4">Derudover skal klubbens kasserer kunne se <text:span text:style-name="T1">eventuel resistance på medlemmer og være i stand til, at håndtere kontigent.</text:span></text:p>
      <text:p text:style-name="P5">Medlemmerne er opdelt i fire priskategorier: Junior-, senior-, passiv og veteransvømmer.</text:p>
      <text:p text:style-name="P5"/>
      <text:p text:style-name="P9">Afgrænsning &amp; funktionalite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07:24.960859279</meta:creation-date>
    <dc:date>2016-12-05T11:30:31.833209210</dc:date>
    <meta:editing-duration>PT5M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14" meta:word-count="110" meta:character-count="907" meta:non-whitespace-character-count="810"/>
  </office:meta>
</office:document-meta>
</file>